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dates</text:p>
          </table:table-cell>
          <table:table-cell table:style-name="ce1" office:value-type="date" office:date-value="2015-11-06" calcext:value-type="date">
            <text:p>06/11/15</text:p>
          </table:table-cell>
          <table:table-cell table:style-name="ce1" office:value-type="date" office:date-value="2015-11-13" calcext:value-type="date">
            <text:p>13/11/15</text:p>
          </table:table-cell>
          <table:table-cell table:style-name="ce1" table:formula="of:=[.C1]+7" office:value-type="date" office:date-value="2015-11-20" calcext:value-type="date">
            <text:p>20/11/15</text:p>
          </table:table-cell>
          <table:table-cell table:style-name="ce1" table:formula="of:=[.D1]+7" office:value-type="date" office:date-value="2015-11-27" calcext:value-type="date">
            <text:p>27/11/15</text:p>
          </table:table-cell>
          <table:table-cell table:style-name="ce1" table:formula="of:=[.E1]+7" office:value-type="date" office:date-value="2015-12-04" calcext:value-type="date">
            <text:p>04/12/15</text:p>
          </table:table-cell>
          <table:table-cell table:style-name="ce1" table:formula="of:=[.F1]+7" office:value-type="date" office:date-value="2015-12-11" calcext:value-type="date">
            <text:p>11/12/15</text:p>
          </table:table-cell>
          <table:table-cell table:style-name="ce1" table:formula="of:=[.G1]+7" office:value-type="date" office:date-value="2015-12-18" calcext:value-type="date">
            <text:p>18/12/15</text:p>
          </table:table-cell>
          <table:table-cell table:style-name="ce1" table:formula="of:=[.H1]+7" office:value-type="date" office:date-value="2015-12-25" calcext:value-type="date">
            <text:p>25/12/15</text:p>
          </table:table-cell>
          <table:table-cell table:style-name="ce1" table:formula="of:=[.I1]+7" office:value-type="date" office:date-value="2016-01-01" calcext:value-type="date">
            <text:p>01/01/16</text:p>
          </table:table-cell>
          <table:table-cell table:style-name="ce1" table:formula="of:=[.J1]+7" office:value-type="date" office:date-value="2016-01-08" calcext:value-type="date">
            <text:p>08/01/16</text:p>
          </table:table-cell>
          <table:table-cell table:style-name="ce1" table:formula="of:=[.K1]+7" office:value-type="date" office:date-value="2016-01-15" calcext:value-type="date">
            <text:p>15/01/16</text:p>
          </table:table-cell>
          <table:table-cell table:style-name="ce1" table:formula="of:=[.L1]+7" office:value-type="date" office:date-value="2016-01-22" calcext:value-type="date">
            <text:p>22/01/16</text:p>
          </table:table-cell>
          <table:table-cell table:style-name="ce1" table:formula="of:=[.M1]+7" office:value-type="date" office:date-value="2016-01-29" calcext:value-type="date">
            <text:p>29/01/16</text:p>
          </table:table-cell>
          <table:table-cell table:style-name="ce1" table:formula="of:=[.N1]+7" office:value-type="date" office:date-value="2016-02-05" calcext:value-type="date">
            <text:p>05/02/16</text:p>
          </table:table-cell>
          <table:table-cell table:style-name="ce1" table:formula="of:=[.O1]+7" office:value-type="date" office:date-value="2016-02-12" calcext:value-type="date">
            <text:p>12/02/16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points tota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C4]+[.D4]" office:value-type="float" office:value="72" calcext:value-type="float">
            <text:p>72</text:p>
          </table:table-cell>
          <table:table-cell table:formula="of:=72+19" office:value-type="float" office:value="91" calcext:value-type="float">
            <text:p>91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faire</text:p>
          </table:table-cell>
          <table:table-cell office:value-type="float" office:value="295" calcext:value-type="float">
            <text:p>295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table:number-columns-repeated="8"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oint sema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>
            <draw:frame table:end-cell-address="Feuille1.J32" table:end-x="2.175cm" table:end-y="0.143cm" draw:z-index="0" draw:style-name="gr1" draw:text-style-name="P1" svg:width="22.86cm" svg:height="11.902cm" svg:x="0cm" svg:y="0.437cm">
              <draw:object draw:notify-on-update-of-ranges="Feuille1.B1:Feuille1.B1 Feuille1.C1:Feuille1.P1 Feuille1.B2:Feuille1.B2 Feuille1.C2:Feuille1.P2 Feuille1.B3:Feuille1.B3 Feuille1.C3:Feuille1.P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3:57:48.575982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7:48:11.41</meta:creation-date>
    <dc:date>2016-02-12T14:04:04.162261869</dc:date>
    <meta:editing-duration>PT3H43M19S</meta:editing-duration>
    <meta:editing-cycles>5</meta:editing-cycles>
    <meta:generator>LibreOffice/4.3.3.2$Linux_X86_64 LibreOffice_project/430m0$Build-2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1.903cm" xlink:href=".." xlink:type="simple" chart:class="chart:line" chart:style-name="ch1">
        <chart:title svg:x="9.315cm" svg:y="0.373cm" chart:style-name="ch2">
          <text:p>BurnUp / BurnDown</text:p>
        </chart:title>
        <chart:plot-area chart:style-name="ch3" table:cell-range-address="Feuille1.B1:Feuille1.P3" chart:data-source-has-labels="both" svg:x="1.124cm" svg:y="2.238cm" svg:width="20.184cm" svg:height="9.243cm">
          <chartooo:coordinate-region svg:x="1.985cm" svg:y="2.442cm" svg:width="18.61cm" svg:height="8.383cm"/>
          <chart:axis chart:dimension="x" chart:name="primary-x" chart:style-name="ch4" chartooo:axis-type="text">
            <chart:categories table:cell-range-address="Feuille1.C1:Feuille1.P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C2:Feuille1.P2" chart:label-cell-address="Feuille1.B2:Feuille1.B2" chart:class="chart:line">
            <chart:data-point chart:repeated="14"/>
          </chart:series>
          <chart:series chart:style-name="ch8" chart:values-cell-range-address="Feuille1.C3:Feuille1.P3" chart:label-cell-address="Feuille1.B3:Feuille1.B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2321">
                <text:p>42320</text:p>
                <draw:g>
                  <svg:desc>Feuille1.C1:Feuille1.P1</svg:desc>
                </draw:g>
              </table:table-cell>
              <table:table-cell office:value-type="float" office:value="42328">
                <text:p>42330</text:p>
              </table:table-cell>
              <table:table-cell office:value-type="float" office:value="42335">
                <text:p>42340</text:p>
              </table:table-cell>
              <table:table-cell office:value-type="float" office:value="42342">
                <text:p>42340</text:p>
              </table:table-cell>
              <table:table-cell office:value-type="float" office:value="42349">
                <text:p>42350</text:p>
              </table:table-cell>
              <table:table-cell office:value-type="float" office:value="42356">
                <text:p>42360</text:p>
              </table:table-cell>
              <table:table-cell office:value-type="float" office:value="42363">
                <text:p>42360</text:p>
              </table:table-cell>
              <table:table-cell office:value-type="float" office:value="42370">
                <text:p>42370</text:p>
              </table:table-cell>
              <table:table-cell office:value-type="float" office:value="42377">
                <text:p>42380</text:p>
              </table:table-cell>
              <table:table-cell office:value-type="float" office:value="42384">
                <text:p>42380</text:p>
              </table:table-cell>
              <table:table-cell office:value-type="float" office:value="42391">
                <text:p>42390</text:p>
              </table:table-cell>
              <table:table-cell office:value-type="float" office:value="42398">
                <text:p>42400</text:p>
              </table:table-cell>
              <table:table-cell office:value-type="float" office:value="42405">
                <text:p>42410</text:p>
              </table:table-cell>
              <table:table-cell office:value-type="float" office:value="42412">
                <text:p>4241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Feuille1.B2:Feuille1.B2</svg:desc>
                </draw:g>
              </table:table-cell>
              <table:table-cell office:value-type="float" office:value="35">
                <text:p>35</text:p>
                <draw:g>
                  <svg:desc>Feuille1.C2:Feuille1.P2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5</text:p>
                <draw:g>
                  <svg:desc>Feuille1.B3:Feuille1.B3</svg:desc>
                </draw:g>
              </table:table-cell>
              <table:table-cell office:value-type="float" office:value="280">
                <text:p>280</text:p>
                <draw:g>
                  <svg:desc>Feuille1.C3:Feuille1.P3</svg:desc>
                </draw:g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